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120.64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102.9pt"/>
    </style:style>
    <style:style style:name="co6" style:family="table-column">
      <style:table-column-properties fo:break-before="auto" style:column-width="135.3pt"/>
    </style:style>
    <style:style style:name="co7" style:family="table-column">
      <style:table-column-properties fo:break-before="auto" style:column-width="166.96pt"/>
    </style:style>
    <style:style style:name="co8" style:family="table-column">
      <style:table-column-properties fo:break-before="auto" style:column-width="173.14pt"/>
    </style:style>
    <style:style style:name="co9" style:family="table-column">
      <style:table-column-properties fo:break-before="auto" style:column-width="209.4pt"/>
    </style:style>
    <style:style style:name="co10" style:family="table-column">
      <style:table-column-properties fo:break-before="auto" style:column-width="215.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ouble_whitebox_exp_resul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recision_recall_exp</text:p>
          </table:table-cell>
          <table:table-cell office:value-type="string" calcext:value-type="string">
            <text:p>precision_recall_baseline</text:p>
          </table:table-cell>
          <table:table-cell office:value-type="string" calcext:value-type="string">
            <text:p>exp_ndcg_at_3</text:p>
          </table:table-cell>
          <table:table-cell office:value-type="string" calcext:value-type="string">
            <text:p>baseline_ndcg_at_3</text:p>
          </table:table-cell>
          <table:table-cell office:value-type="string" calcext:value-type="string">
            <text:p>exp_ndcg_at_5</text:p>
          </table:table-cell>
          <table:table-cell office:value-type="string" calcext:value-type="string">
            <text:p>baseline_ndcg_at_5</text:p>
          </table:table-cell>
          <table:table-cell office:value-type="string" calcext:value-type="string">
            <text:p>baseline_ndcg_at_10</text:p>
          </table:table-cell>
          <table:table-cell office:value-type="string" calcext:value-type="string">
            <text:p>exp_ndcg_at_10</text:p>
          </table:table-cell>
          <table:table-cell office:value-type="string" calcext:value-type="string">
            <text:p>number_item_rated_by_user</text:p>
          </table:table-cell>
          <table:table-cell office:value-type="string" calcext:value-type="string">
            <text:p>precision_recall_in_k_neighborhood</text:p>
          </table:table-cell>
          <table:table-cell office:value-type="string" calcext:value-type="string">
            <text:p>precision_recall_out_k_neighborhood</text:p>
          </table:table-cell>
          <table:table-cell office:value-type="string" calcext:value-type="string">
            <text:p>precision_recall_baseline_in_k_neighborhood</text:p>
          </table:table-cell>
          <table:table-cell office:value-type="string" calcext:value-type="string">
            <text:p>precision_recall_baseline_out_k_neighborhood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16513807114203" calcext:value-type="float">
            <text:p>0.616513807114203</text:p>
          </table:table-cell>
          <table:table-cell office:value-type="float" office:value="0" calcext:value-type="float">
            <text:p>0</text:p>
          </table:table-cell>
          <table:table-cell office:value-type="float" office:value="0.530360845750928" calcext:value-type="float">
            <text:p>0.530360845750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9140367573718" calcext:value-type="float">
            <text:p>0.439140367573718</text:p>
          </table:table-cell>
          <table:table-cell office:value-type="float" office:value="939" calcext:value-type="float">
            <text:p>939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19524176307209" calcext:value-type="float">
            <text:p>0.051952417630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3847908543016" calcext:value-type="float">
            <text:p>0.042384790854302</text:p>
          </table:table-cell>
          <table:table-cell office:value-type="float" office:value="113" calcext:value-type="float">
            <text:p>113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64244650637923" calcext:value-type="float">
            <text:p>0.056424465063792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23792647013737" calcext:value-type="float">
            <text:p>0.23792647013737</text:p>
          </table:table-cell>
          <table:table-cell office:value-type="float" office:value="0" calcext:value-type="float">
            <text:p>0</text:p>
          </table:table-cell>
          <table:table-cell office:value-type="float" office:value="0.17129705426631" calcext:value-type="float">
            <text:p>0.17129705426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827869124637" calcext:value-type="float">
            <text:p>0.14827869124637</text:p>
          </table:table-cell>
          <table:table-cell office:value-type="float" office:value="111" calcext:value-type="float">
            <text:p>11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5175953649369" calcext:value-type="float">
            <text:p>0.049517595364937</text:p>
          </table:table-cell>
          <table:table-cell office:value-type="float" office:value="0" calcext:value-type="float">
            <text:p>0</text:p>
          </table:table-cell>
          <table:table-cell office:value-type="float" office:value="0.0409949615630939" calcext:value-type="float">
            <text:p>0.040994961563094</text:p>
          </table:table-cell>
          <table:table-cell office:value-type="float" office:value="0.157859284454409" calcext:value-type="float">
            <text:p>0.157859284454409</text:p>
          </table:table-cell>
          <table:table-cell office:value-type="float" office:value="58" calcext:value-type="float">
            <text:p>58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86715462377952" calcext:value-type="float">
            <text:p>0.586715462377952</text:p>
          </table:table-cell>
          <table:table-cell office:value-type="float" office:value="0" calcext:value-type="float">
            <text:p>0</text:p>
          </table:table-cell>
          <table:table-cell office:value-type="float" office:value="0.409557181216323" calcext:value-type="float">
            <text:p>0.409557181216323</text:p>
          </table:table-cell>
          <table:table-cell office:value-type="float" office:value="0" calcext:value-type="float">
            <text:p>0</text:p>
          </table:table-cell>
          <table:table-cell office:value-type="float" office:value="0.000713311646697955" calcext:value-type="float">
            <text:p>0.000713311646698</text:p>
          </table:table-cell>
          <table:table-cell office:value-type="float" office:value="0.358925479073693" calcext:value-type="float">
            <text:p>0.358925479073693</text:p>
          </table:table-cell>
          <table:table-cell office:value-type="float" office:value="188" calcext:value-type="float">
            <text:p>188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8317663973298" calcext:value-type="float">
            <text:p>0.108317663973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68468608013385" calcext:value-type="float">
            <text:p>0.086846860801339</text:p>
          </table:table-cell>
          <table:table-cell office:value-type="float" office:value="646" calcext:value-type="float">
            <text:p>646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739575043492526" calcext:value-type="float">
            <text:p>0.739575043492526</text:p>
          </table:table-cell>
          <table:table-cell office:value-type="float" office:value="0" calcext:value-type="float">
            <text:p>0</text:p>
          </table:table-cell>
          <table:table-cell office:value-type="float" office:value="0.663090494857516" calcext:value-type="float">
            <text:p>0.663090494857516</text:p>
          </table:table-cell>
          <table:table-cell office:value-type="float" office:value="0" calcext:value-type="float">
            <text:p>0</text:p>
          </table:table-cell>
          <table:table-cell office:value-type="float" office:value="0.107286232915071" calcext:value-type="float">
            <text:p>0.107286232915071</text:p>
          </table:table-cell>
          <table:table-cell office:value-type="float" office:value="0.482780248511161" calcext:value-type="float">
            <text:p>0.482780248511161</text:p>
          </table:table-cell>
          <table:table-cell office:value-type="float" office:value="69" calcext:value-type="float">
            <text:p>69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4891863010739" calcext:value-type="float">
            <text:p>0.088489186301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7174076168399" calcext:value-type="float">
            <text:p>0.06471740761684</text:p>
          </table:table-cell>
          <table:table-cell office:value-type="float" office:value="233" calcext:value-type="float">
            <text:p>233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94881863939693" calcext:value-type="float">
            <text:p>0.194881863939693</text:p>
          </table:table-cell>
          <table:table-cell office:value-type="float" office:value="0" calcext:value-type="float">
            <text:p>0</text:p>
          </table:table-cell>
          <table:table-cell office:value-type="float" office:value="0.129850775606504" calcext:value-type="float">
            <text:p>0.129850775606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3179050543964" calcext:value-type="float">
            <text:p>0.103179050543964</text:p>
          </table:table-cell>
          <table:table-cell office:value-type="float" office:value="975" calcext:value-type="float">
            <text:p>97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098797950068" calcext:value-type="float">
            <text:p>0.119098797950068</text:p>
          </table:table-cell>
          <table:table-cell office:value-type="float" office:value="0.0880688049045342" calcext:value-type="float">
            <text:p>0.088068804904534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9408395819164" calcext:value-type="float">
            <text:p>0.045940839581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4851525143995" calcext:value-type="float">
            <text:p>0.0364851525144</text:p>
          </table:table-cell>
          <table:table-cell office:value-type="float" office:value="119" calcext:value-type="float">
            <text:p>119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2824442092305" calcext:value-type="float">
            <text:p>0.172824442092305</text:p>
          </table:table-cell>
          <table:table-cell office:value-type="float" office:value="0.349482929680351" calcext:value-type="float">
            <text:p>0.349482929680351</text:p>
          </table:table-cell>
          <table:table-cell office:value-type="float" office:value="0.051316337516826" calcext:value-type="float">
            <text:p>0.05131633751682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309527518203477" calcext:value-type="float">
            <text:p>0.309527518203477</text:p>
          </table:table-cell>
          <table:table-cell office:value-type="float" office:value="0" calcext:value-type="float">
            <text:p>0</text:p>
          </table:table-cell>
          <table:table-cell office:value-type="float" office:value="0.334976997199404" calcext:value-type="float">
            <text:p>0.334976997199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7415640418353" calcext:value-type="float">
            <text:p>0.267415640418353</text:p>
          </table:table-cell>
          <table:table-cell office:value-type="float" office:value="141" calcext:value-type="float">
            <text:p>14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38483890418603" calcext:value-type="float">
            <text:p>0.138483890418603</text:p>
          </table:table-cell>
          <table:table-cell office:value-type="float" office:value="271" calcext:value-type="float">
            <text:p>27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66598670359065" calcext:value-type="float">
            <text:p>0.056659867035907</text:p>
          </table:table-cell>
          <table:table-cell office:value-type="float" office:value="0.0819766603370501" calcext:value-type="float">
            <text:p>0.08197666033705</text:p>
          </table:table-cell>
          <table:table-cell office:value-type="float" office:value="47" calcext:value-type="float">
            <text:p>47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49051390399091" calcext:value-type="float">
            <text:p>0.044905139039909</text:p>
          </table:table-cell>
          <table:table-cell office:value-type="float" office:value="0.0370404199048456" calcext:value-type="float">
            <text:p>0.03704041990484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787187590949" calcext:value-type="float">
            <text:p>0.015787187590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1728902863297" calcext:value-type="float">
            <text:p>0.01317289028633</text:p>
          </table:table-cell>
          <table:table-cell office:value-type="float" office:value="436" calcext:value-type="float">
            <text:p>436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957434372034838" calcext:value-type="float">
            <text:p>0.957434372034838</text:p>
          </table:table-cell>
          <table:table-cell office:value-type="float" office:value="0" calcext:value-type="float">
            <text:p>0</text:p>
          </table:table-cell>
          <table:table-cell office:value-type="float" office:value="0.93317058459024" calcext:value-type="float">
            <text:p>0.93317058459024</text:p>
          </table:table-cell>
          <table:table-cell office:value-type="float" office:value="0.114554184529764" calcext:value-type="float">
            <text:p>0.114554184529764</text:p>
          </table:table-cell>
          <table:table-cell office:value-type="float" office:value="0.0865448414833254" calcext:value-type="float">
            <text:p>0.086544841483325</text:p>
          </table:table-cell>
          <table:table-cell office:value-type="float" office:value="0.67636342396146" calcext:value-type="float">
            <text:p>0.67636342396146</text:p>
          </table:table-cell>
          <table:table-cell office:value-type="float" office:value="33" calcext:value-type="float">
            <text:p>3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328569781401332" calcext:value-type="float">
            <text:p>0.328569781401332</text:p>
          </table:table-cell>
          <table:table-cell office:value-type="float" office:value="0" calcext:value-type="float">
            <text:p>0</text:p>
          </table:table-cell>
          <table:table-cell office:value-type="float" office:value="0.241038879048422" calcext:value-type="float">
            <text:p>0.241038879048422</text:p>
          </table:table-cell>
          <table:table-cell office:value-type="float" office:value="0.185379444941696" calcext:value-type="float">
            <text:p>0.185379444941696</text:p>
          </table:table-cell>
          <table:table-cell office:value-type="float" office:value="0" calcext:value-type="float">
            <text:p>0</text:p>
          </table:table-cell>
          <table:table-cell office:value-type="float" office:value="977" calcext:value-type="float">
            <text:p>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09251082855081" calcext:value-type="float">
            <text:p>0.109251082855081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90897385961" calcext:value-type="float">
            <text:p>0.1390897385961</text:p>
          </table:table-cell>
          <table:table-cell office:value-type="float" office:value="0.175088165880701" calcext:value-type="float">
            <text:p>0.17508816588070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39262773558429" calcext:value-type="float">
            <text:p>0.139262773558429</text:p>
          </table:table-cell>
          <table:table-cell office:value-type="float" office:value="0" calcext:value-type="float">
            <text:p>0</text:p>
          </table:table-cell>
          <table:table-cell office:value-type="float" office:value="0.0926901119960417" calcext:value-type="float">
            <text:p>0.092690111996042</text:p>
          </table:table-cell>
          <table:table-cell office:value-type="float" office:value="0.0681914578062637" calcext:value-type="float">
            <text:p>0.068191457806264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475718597661" calcext:value-type="float">
            <text:p>0.140475718597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4812332161106" calcext:value-type="float">
            <text:p>0.144812332161106</text:p>
          </table:table-cell>
          <table:table-cell office:value-type="float" office:value="347" calcext:value-type="float">
            <text:p>347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201646225245788" calcext:value-type="float">
            <text:p>0.201646225245788</text:p>
          </table:table-cell>
          <table:table-cell office:value-type="float" office:value="0" calcext:value-type="float">
            <text:p>0</text:p>
          </table:table-cell>
          <table:table-cell office:value-type="float" office:value="0.243749155817563" calcext:value-type="float">
            <text:p>0.243749155817563</text:p>
          </table:table-cell>
          <table:table-cell office:value-type="float" office:value="0" calcext:value-type="float">
            <text:p>0</text:p>
          </table:table-cell>
          <table:table-cell office:value-type="float" office:value="0.0174857719729968" calcext:value-type="float">
            <text:p>0.017485771972997</text:p>
          </table:table-cell>
          <table:table-cell office:value-type="float" office:value="0.186082219399479" calcext:value-type="float">
            <text:p>0.18608221939947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108" calcext:value-type="float">
            <text:p>21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14891874798428" calcext:value-type="float">
            <text:p>0.03148918747984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725540123708374" calcext:value-type="float">
            <text:p>0.725540123708374</text:p>
          </table:table-cell>
          <table:table-cell office:value-type="float" office:value="0" calcext:value-type="float">
            <text:p>0</text:p>
          </table:table-cell>
          <table:table-cell office:value-type="float" office:value="0.506446023709639" calcext:value-type="float">
            <text:p>0.506446023709639</text:p>
          </table:table-cell>
          <table:table-cell office:value-type="float" office:value="0.069407671419716" calcext:value-type="float">
            <text:p>0.069407671419716</text:p>
          </table:table-cell>
          <table:table-cell office:value-type="float" office:value="0.124734864390652" calcext:value-type="float">
            <text:p>0.124734864390652</text:p>
          </table:table-cell>
          <table:table-cell office:value-type="float" office:value="0.468133508490343" calcext:value-type="float">
            <text:p>0.468133508490343</text:p>
          </table:table-cell>
          <table:table-cell office:value-type="float" office:value="48" calcext:value-type="float">
            <text:p>48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2" calcext:value-type="float">
            <text:p>0.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9428991311396" calcext:value-type="float">
            <text:p>0.199428991311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1862064737743" calcext:value-type="float">
            <text:p>0.131862064737743</text:p>
          </table:table-cell>
          <table:table-cell office:value-type="float" office:value="334" calcext:value-type="float">
            <text:p>33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444283465725297" calcext:value-type="float">
            <text:p>0.04442834657253</text:p>
          </table:table-cell>
          <table:table-cell office:value-type="float" office:value="0" calcext:value-type="float">
            <text:p>0</text:p>
          </table:table-cell>
          <table:table-cell office:value-type="float" office:value="0.02994861266245" calcext:value-type="float">
            <text:p>0.02994861266245</text:p>
          </table:table-cell>
          <table:table-cell office:value-type="float" office:value="0.143827482849294" calcext:value-type="float">
            <text:p>0.14382748284929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207253221676712" calcext:value-type="float">
            <text:p>0.020725322167671</text:p>
          </table:table-cell>
          <table:table-cell office:value-type="float" office:value="0" calcext:value-type="float">
            <text:p>0</text:p>
          </table:table-cell>
          <table:table-cell office:value-type="float" office:value="0.190132138414807" calcext:value-type="float">
            <text:p>0.190132138414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954074140447" calcext:value-type="float">
            <text:p>0.14395407414044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257365871103857" calcext:value-type="float">
            <text:p>0.257365871103857</text:p>
          </table:table-cell>
          <table:table-cell office:value-type="float" office:value="0.420207812956734" calcext:value-type="float">
            <text:p>0.420207812956734</text:p>
          </table:table-cell>
          <table:table-cell office:value-type="float" office:value="0.172172087504547" calcext:value-type="float">
            <text:p>0.172172087504547</text:p>
          </table:table-cell>
          <table:table-cell office:value-type="float" office:value="0.281109752556452" calcext:value-type="float">
            <text:p>0.281109752556452</text:p>
          </table:table-cell>
          <table:table-cell office:value-type="float" office:value="0.207215996227806" calcext:value-type="float">
            <text:p>0.207215996227806</text:p>
          </table:table-cell>
          <table:table-cell office:value-type="float" office:value="0.126914168969328" calcext:value-type="float">
            <text:p>0.126914168969328</text:p>
          </table:table-cell>
          <table:table-cell office:value-type="float" office:value="403" calcext:value-type="float">
            <text:p>40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formula="of:=AVERAGE([.A2:.A51])" office:value-type="float" office:value="0.078" calcext:value-type="float">
            <text:p>0.078</text:p>
          </table:table-cell>
          <table:table-cell table:formula="of:=AVERAGE([.B2:.B51])" office:value-type="float" office:value="0.06" calcext:value-type="float">
            <text:p>0.06</text:p>
          </table:table-cell>
          <table:table-cell table:formula="of:=AVERAGE([.C2:.C51])" office:value-type="float" office:value="0.096957041590515" calcext:value-type="float">
            <text:p>0.096957041590515</text:p>
          </table:table-cell>
          <table:table-cell table:formula="of:=AVERAGE([.D2:.D51])" office:value-type="float" office:value="0.0186493742897805" calcext:value-type="float">
            <text:p>0.018649374289781</text:p>
          </table:table-cell>
          <table:table-cell table:formula="of:=AVERAGE([.E2:.E51])" office:value-type="float" office:value="0.0996942587857147" calcext:value-type="float">
            <text:p>0.099694258785715</text:p>
          </table:table-cell>
          <table:table-cell table:formula="of:=AVERAGE([.F2:.F51])" office:value-type="float" office:value="0.0260933465978246" calcext:value-type="float">
            <text:p>0.026093346597825</text:p>
          </table:table-cell>
          <table:table-cell table:formula="of:=AVERAGE([.G2:.G51])" office:value-type="float" office:value="0.037717585772039" calcext:value-type="float">
            <text:p>0.037717585772039</text:p>
          </table:table-cell>
          <table:table-cell table:formula="of:=AVERAGE([.H2:.H51])" office:value-type="float" office:value="0.0870216908805453" calcext:value-type="float">
            <text:p>0.087021690880545</text:p>
          </table:table-cell>
          <table:table-cell table:formula="of:=AVERAGE([.I2:.I51])" office:value-type="float" office:value="393.96" calcext:value-type="float">
            <text:p>393.96</text:p>
          </table:table-cell>
          <table:table-cell table:formula="of:=AVERAGE([.J2:.J51])" office:value-type="float" office:value="0.116" calcext:value-type="float">
            <text:p>0.116</text:p>
          </table:table-cell>
          <table:table-cell table:formula="of:=AVERAGE([.K2:.K51])" office:value-type="float" office:value="0.04" calcext:value-type="float">
            <text:p>0.04</text:p>
          </table:table-cell>
          <table:table-cell table:formula="of:=AVERAGE([.L2:.L51])" office:value-type="float" office:value="0.064" calcext:value-type="float">
            <text:p>0.064</text:p>
          </table:table-cell>
          <table:table-cell table:formula="of:=AVERAGE([.M2:.M51])" office:value-type="float" office:value="0.056" calcext:value-type="float">
            <text:p>0.056</text:p>
          </table:table-cell>
        </table:table-row>
        <table:table-row table:style-name="ro1">
          <table:table-cell table:formula="of:=STDEV([.A2:.A51])" office:value-type="float" office:value="0.113010745380378" calcext:value-type="float">
            <text:p>0.113010745380378</text:p>
          </table:table-cell>
          <table:table-cell table:formula="of:=STDEV([.B2:.B51])" office:value-type="float" office:value="0.0880630571852711" calcext:value-type="float">
            <text:p>0.088063057185271</text:p>
          </table:table-cell>
          <table:table-cell table:formula="of:=STDEV([.C2:.C51])" office:value-type="float" office:value="0.227769771275231" calcext:value-type="float">
            <text:p>0.227769771275231</text:p>
          </table:table-cell>
          <table:table-cell table:formula="of:=STDEV([.D2:.D51])" office:value-type="float" office:value="0.076733137791128" calcext:value-type="float">
            <text:p>0.076733137791128</text:p>
          </table:table-cell>
          <table:table-cell table:formula="of:=STDEV([.E2:.E51])" office:value-type="float" office:value="0.196357452865946" calcext:value-type="float">
            <text:p>0.196357452865946</text:p>
          </table:table-cell>
          <table:table-cell table:formula="of:=STDEV([.F2:.F51])" office:value-type="float" office:value="0.0632331284300619" calcext:value-type="float">
            <text:p>0.063233128430062</text:p>
          </table:table-cell>
          <table:table-cell table:formula="of:=STDEV([.G2:.G51])" office:value-type="float" office:value="0.0713284030751061" calcext:value-type="float">
            <text:p>0.071328403075106</text:p>
          </table:table-cell>
          <table:table-cell table:formula="of:=STDEV([.H2:.H51])" office:value-type="float" office:value="0.152206051486471" calcext:value-type="float">
            <text:p>0.152206051486471</text:p>
          </table:table-cell>
          <table:table-cell table:formula="of:=STDEV([.I2:.I51])" office:value-type="float" office:value="433.230011962821" calcext:value-type="float">
            <text:p>433.230011962821</text:p>
          </table:table-cell>
          <table:table-cell table:formula="of:=STDEV([.J2:.J51])" office:value-type="float" office:value="0.167039039797068" calcext:value-type="float">
            <text:p>0.167039039797068</text:p>
          </table:table-cell>
          <table:table-cell table:formula="of:=STDEV([.K2:.K51])" office:value-type="float" office:value="0.0989743318610787" calcext:value-type="float">
            <text:p>0.098974331861079</text:p>
          </table:table-cell>
          <table:table-cell table:formula="of:=STDEV([.L2:.L51])" office:value-type="float" office:value="0.110213151554205" calcext:value-type="float">
            <text:p>0.110213151554205</text:p>
          </table:table-cell>
          <table:table-cell table:formula="of:=STDEV([.M2:.M51])" office:value-type="float" office:value="0.114571072318648" calcext:value-type="float">
            <text:p>0.11457107231864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precision_recall_exp</text:p>
          </table:table-cell>
          <table:table-cell office:value-type="string" calcext:value-type="string">
            <text:p>precision_recall_baseline</text:p>
          </table:table-cell>
          <table:table-cell office:value-type="string" calcext:value-type="string">
            <text:p>exp_ndcg_at_3</text:p>
          </table:table-cell>
          <table:table-cell office:value-type="string" calcext:value-type="string">
            <text:p>baseline_ndcg_at_3</text:p>
          </table:table-cell>
          <table:table-cell office:value-type="string" calcext:value-type="string">
            <text:p>exp_ndcg_at_5</text:p>
          </table:table-cell>
          <table:table-cell office:value-type="string" calcext:value-type="string">
            <text:p>baseline_ndcg_at_5</text:p>
          </table:table-cell>
          <table:table-cell office:value-type="string" calcext:value-type="string">
            <text:p>baseline_ndcg_at_10</text:p>
          </table:table-cell>
          <table:table-cell office:value-type="string" calcext:value-type="string">
            <text:p>exp_ndcg_at_10</text:p>
          </table:table-cell>
          <table:table-cell office:value-type="string" calcext:value-type="string">
            <text:p>number_item_rated_by_user</text:p>
          </table:table-cell>
          <table:table-cell office:value-type="string" calcext:value-type="string">
            <text:p>precision_recall_in_k_neighborhood</text:p>
          </table:table-cell>
          <table:table-cell office:value-type="string" calcext:value-type="string">
            <text:p>precision_recall_out_k_neighborhood</text:p>
          </table:table-cell>
          <table:table-cell office:value-type="string" calcext:value-type="string">
            <text:p>precision_recall_baseline_in_k_neighborhood</text:p>
          </table:table-cell>
          <table:table-cell office:value-type="string" calcext:value-type="string">
            <text:p>precision_recall_baseline_out_k_neighborhoo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/00/0000</text:date>, <text:time style:data-style-name="N2" text:time-value="13:30:12.7797807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5T13:36:57.020157372</dc:date>
    <meta:editing-duration>PT8M48S</meta:editing-duration>
    <meta:editing-cycles>2</meta:editing-cycles>
    <meta:generator>LibreOffice/6.0.7.3$Linux_X86_64 LibreOffice_project/00m0$Build-3</meta:generator>
    <meta:document-statistic meta:table-count="1" meta:cell-count="702" meta:object-count="0"/>
  </office:meta>
</office:document-meta>
</file>